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546264DBD24CF2FBF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06cm" svg:height="10.715cm" svg:x="4.651cm" svg:y="9.572cm">
          <draw:image xlink:href="Pictures/10000001000005DC00000546264DBD24CF2FBF25.png" xlink:type="simple" xlink:show="embed" xlink:actuate="onLoad" draw:mime-type="image/png">
            <text:p/>
          </draw:image>
        </draw:frame>
        <draw:frame draw:style-name="gr2" draw:text-style-name="P2" draw:layer="layout" svg:width="9.197cm" svg:height="0.962cm" svg:x="6.092cm" svg:y="5.127cm">
          <draw:text-box>
            <text:p>SecureDrop Client Sample Fi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9:55:21.353049485</meta:creation-date>
    <dc:date>2024-08-27T09:56:21.564243748</dc:date>
    <meta:editing-duration>PT1M</meta:editing-duration>
    <meta:editing-cycles>1</meta:editing-cycles>
    <meta:generator>LibreOffice/7.4.7.2$Linux_X86_64 LibreOffice_project/40$Build-2</meta:generator>
    <meta:document-statistic meta:object-count="2"/>
  </office:meta>
</office:document-meta>
</file>